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1" svg:font-family="Menlo-Regular"/>
    <style:font-face style:name="Arial1" svg:font-family="Arial" style:font-pitch="variable"/>
    <style:font-face style:name="Arial Unicode MS1" svg:font-family="'Arial Unicode MS'" style:font-pitch="variable"/>
    <style:font-face style:name="Menlo-Regular" svg:font-family="Menlo-Regular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fo:min-height="2.555cm"/>
    </style:style>
    <style:style style:name="gr5" style:family="graphic" style:parent-style-name="standard">
      <style:graphic-properties draw:stroke="none" draw:fill="none" fo:min-height="1.89cm"/>
    </style:style>
    <style:style style:name="gr6" style:family="graphic" style:parent-style-name="standard">
      <style:graphic-properties svg:stroke-width="0.1cm" svg:stroke-color="#ff6633" draw:marker-start-width="0.5cm" draw:marker-end-width="0.5cm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svg:stroke-color="#ff6633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draw:fill="none" fo:min-height="20.15cm"/>
    </style:style>
    <style:style style:name="gr9" style:family="graphic" style:parent-style-name="standard">
      <style:graphic-properties draw:stroke="none" draw:fill="none" fo:min-height="19.967cm"/>
    </style:style>
    <style:style style:name="gr10" style:family="graphic" style:parent-style-name="standard">
      <style:graphic-properties draw:stroke="none" draw:fill="none" fo:min-height="2.703cm"/>
    </style:style>
    <style:style style:name="gr11" style:family="graphic" style:parent-style-name="standard">
      <style:graphic-properties draw:stroke="none" draw:fill="none" fo:min-height="20.5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stroke="none" draw:fill="none" fo:min-height="4.338cm"/>
    </style:style>
    <style:style style:name="pr5" style:family="presentation" style:parent-style-name="Default-title">
      <style:graphic-properties draw:stroke="none" draw:fill="none" fo:min-height="1.183cm"/>
    </style:style>
    <style:style style:name="P1" style:family="paragraph">
      <style:paragraph-properties fo:text-align="end"/>
    </style:style>
    <style:style style:name="P2" style:family="paragraph">
      <style:text-properties fo:font-size="55pt" style:font-size-asian="55pt" style:font-size-complex="55pt"/>
    </style:style>
    <style:style style:name="P3" style:family="paragraph">
      <style:text-properties fo:font-size="30pt" style:font-size-asian="30pt" style:font-size-complex="30pt"/>
    </style:style>
    <style:style style:name="P4" style:family="paragraph">
      <style:paragraph-properties fo:text-align="center"/>
    </style:style>
    <style:style style:name="P5" style:family="paragraph">
      <style:text-properties fo:font-size="70pt" style:font-size-asian="70pt" style:font-size-complex="70pt"/>
    </style:style>
    <style:style style:name="P6" style:family="paragraph">
      <style:text-properties fo:font-size="20pt"/>
    </style:style>
    <style:style style:name="P7" style:family="paragraph">
      <style:paragraph-properties fo:text-align="start"/>
    </style:style>
    <style:style style:name="P8" style:family="paragraph">
      <style:paragraph-properties style:text-autospace="none">
        <style:tab-stops>
          <style:tab-stop style:position="1.528cm"/>
        </style:tab-stops>
      </style:paragraph-properties>
    </style:style>
    <style:style style:name="P9" style:family="paragraph">
      <style:paragraph-properties style:text-autospace="none">
        <style:tab-stops>
          <style:tab-stop style:position="1.528cm"/>
        </style:tab-stops>
      </style:paragraph-properties>
      <style:text-properties fo:font-size="40pt" style:font-size-asian="40pt" style:font-size-complex="40pt"/>
    </style:style>
    <style:style style:name="P10" style:family="paragraph">
      <style:paragraph-properties style:text-autospace="none">
        <style:tab-stops>
          <style:tab-stop style:position="1.528cm"/>
        </style:tab-stops>
      </style:paragraph-properties>
      <style:text-properties fo:font-size="26pt" style:font-size-asian="26pt" style:font-size-complex="26pt"/>
    </style:style>
    <style:style style:name="P11" style:family="paragraph">
      <style:paragraph-properties style:text-autospace="none">
        <style:tab-stops>
          <style:tab-stop style:position="1.528cm"/>
        </style:tab-stops>
      </style:paragraph-properties>
      <style:text-properties fo:font-size="30pt" style:font-size-asian="30pt" style:font-size-complex="30pt"/>
    </style:style>
    <style:style style:name="P12" style:family="paragraph">
      <style:paragraph-properties style:text-autospace="none">
        <style:tab-stops>
          <style:tab-stop style:position="1.528cm"/>
        </style:tab-stops>
      </style:paragraph-properties>
      <style:text-properties fo:font-size="22pt" style:font-size-asian="22pt" style:font-size-complex="22pt"/>
    </style:style>
    <style:style style:name="T1" style:family="text">
      <style:text-properties fo:font-size="55pt" style:font-size-asian="55pt" style:font-size-complex="55pt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fo:font-size="70pt" style:font-size-asian="70pt" style:font-size-complex="70pt"/>
    </style:style>
    <style:style style:name="T4" style:family="text">
      <style:text-properties fo:color="#e47c48" style:font-name="Menlo-Regular1" fo:font-size="40pt" style:font-name-asian="Menlo-Regular1" style:font-size-asian="40pt" style:font-name-complex="Menlo-Regular1" style:font-size-complex="40pt"/>
    </style:style>
    <style:style style:name="T5" style:family="text">
      <style:text-properties fo:color="#ff2c38" style:font-name="Menlo-Regular1" fo:font-size="40pt" style:font-name-asian="Menlo-Regular1" style:font-size-asian="40pt" style:font-name-complex="Menlo-Regular1" style:font-size-complex="40pt"/>
    </style:style>
    <style:style style:name="T6" style:family="text">
      <style:text-properties fo:color="#e47c48" style:font-name="Menlo-Regular1" fo:font-size="30pt" style:font-name-asian="Menlo-Regular1" style:font-size-asian="30pt" style:font-name-complex="Menlo-Regular1" style:font-size-complex="30pt"/>
    </style:style>
    <style:style style:name="T7" style:family="text">
      <style:text-properties fo:color="#ff2c38" style:font-name="Menlo-Regular1" fo:font-size="30pt" style:font-name-asian="Menlo-Regular1" style:font-size-asian="30pt" style:font-name-complex="Menlo-Regular1" style:font-size-complex="30pt"/>
    </style:style>
    <style:style style:name="T8" style:family="text">
      <style:text-properties fo:color="#41cc45" style:font-name="Menlo-Regular1" fo:font-size="26pt" style:font-name-asian="Menlo-Regular1" style:font-size-asian="26pt" style:font-name-complex="Menlo-Regular1" style:font-size-complex="26pt"/>
    </style:style>
    <style:style style:name="T9" style:family="text">
      <style:text-properties fo:color="#e47c48" style:font-name="Menlo-Regular1" fo:font-size="26pt" style:font-name-asian="Menlo-Regular1" style:font-size-asian="26pt" style:font-name-complex="Menlo-Regular1" style:font-size-complex="26pt"/>
    </style:style>
    <style:style style:name="T10" style:family="text">
      <style:text-properties fo:color="#ff2c38" style:font-name="Menlo-Regular1" fo:font-size="26pt" style:font-name-asian="Menlo-Regular1" style:font-size-asian="26pt" style:font-name-complex="Menlo-Regular1" style:font-size-complex="26pt"/>
    </style:style>
    <style:style style:name="T11" style:family="text">
      <style:text-properties fo:color="#ffffff" style:font-name="Menlo-Regular1" fo:font-size="26pt" style:font-name-asian="Menlo-Regular1" style:font-size-asian="26pt" style:font-name-complex="Menlo-Regular1" style:font-size-complex="26pt"/>
    </style:style>
    <style:style style:name="T12" style:family="text">
      <style:text-properties fo:color="#00a0ff" style:text-outline="false" style:text-line-through-style="none" style:font-name="Menlo-Regular1" fo:font-size="30pt" fo:font-style="normal" fo:text-shadow="none" style:text-underline-style="none" fo:font-weight="normal" style:letter-kerning="true" style:font-name-asian="Menlo-Regular1" style:font-size-asian="30pt" style:font-style-asian="normal" style:font-weight-asian="normal" style:font-name-complex="Menlo-Regular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fffff" style:text-outline="false" style:text-line-through-style="none" style:font-name="Menlo-Regular1" fo:font-size="30pt" fo:font-style="normal" fo:text-shadow="none" style:text-underline-style="none" fo:font-weight="normal" style:letter-kerning="true" style:font-name-asian="Menlo-Regular1" style:font-size-asian="30pt" style:font-style-asian="normal" style:font-weight-asian="normal" style:font-name-complex="Menlo-Regular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2c38" style:text-outline="false" style:text-line-through-style="none" style:font-name="Menlo-Regular1" fo:font-size="30pt" fo:font-style="normal" fo:text-shadow="none" style:text-underline-style="none" fo:font-weight="normal" style:letter-kerning="true" style:font-name-asian="Menlo-Regular1" style:font-size-asian="30pt" style:font-style-asian="normal" style:font-weight-asian="normal" style:font-name-complex="Menlo-Regular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786dff" style:text-outline="false" style:text-line-through-style="none" style:font-name="Menlo-Regular1" fo:font-size="30pt" fo:font-style="normal" fo:text-shadow="none" style:text-underline-style="none" fo:font-weight="normal" style:letter-kerning="true" style:font-name-asian="Menlo-Regular1" style:font-size-asian="30pt" style:font-style-asian="normal" style:font-weight-asian="normal" style:font-name-complex="Menlo-Regular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d31895" style:font-name="Menlo-Regular1" fo:font-size="30pt" style:font-name-asian="Menlo-Regular1" style:font-size-asian="30pt" style:font-name-complex="Menlo-Regular1" style:font-size-complex="30pt"/>
    </style:style>
    <style:style style:name="T17" style:family="text">
      <style:text-properties fo:color="#ffffff" style:font-name="Menlo-Regular1" fo:font-size="30pt" style:font-name-asian="Menlo-Regular1" style:font-size-asian="30pt" style:font-name-complex="Menlo-Regular1" style:font-size-complex="30pt"/>
    </style:style>
    <style:style style:name="T18" style:family="text">
      <style:text-properties fo:color="#00a0ff" style:font-name="Menlo-Regular1" fo:font-size="30pt" style:font-name-asian="Menlo-Regular1" style:font-size-asian="30pt" style:font-name-complex="Menlo-Regular1" style:font-size-complex="30pt"/>
    </style:style>
    <style:style style:name="T19" style:family="text">
      <style:text-properties fo:color="#41cc45" style:font-name="Menlo-Regular1" fo:font-size="30pt" style:font-name-asian="Menlo-Regular1" style:font-size-asian="30pt" style:font-name-complex="Menlo-Regular1" style:font-size-complex="30pt"/>
    </style:style>
    <style:style style:name="T20" style:family="text">
      <style:text-properties fo:color="#d31895" style:font-name="Menlo-Regular1" fo:font-size="22pt" style:font-name-asian="Menlo-Regular1" style:font-size-asian="22pt" style:font-name-complex="Menlo-Regular1" style:font-size-complex="22pt"/>
    </style:style>
    <style:style style:name="T21" style:family="text">
      <style:text-properties fo:color="#ffffff" style:font-name="Menlo-Regular1" fo:font-size="22pt" style:font-name-asian="Menlo-Regular1" style:font-size-asian="22pt" style:font-name-complex="Menlo-Regular1" style:font-size-complex="22pt"/>
    </style:style>
    <style:style style:name="T22" style:family="text">
      <style:text-properties fo:color="#00a0ff" style:font-name="Menlo-Regular1" fo:font-size="22pt" style:font-name-asian="Menlo-Regular1" style:font-size-asian="22pt" style:font-name-complex="Menlo-Regular1" style:font-size-complex="22pt"/>
    </style:style>
    <style:style style:name="T23" style:family="text">
      <style:text-properties fo:color="#ff2c38" style:font-name="Menlo-Regular1" fo:font-size="22pt" style:font-name-asian="Menlo-Regular1" style:font-size-asian="22pt" style:font-name-complex="Menlo-Regular1" style:font-size-complex="22pt"/>
    </style:style>
    <style:style style:name="T24" style:family="text">
      <style:text-properties fo:color="#41cc45" style:font-name="Menlo-Regular1" fo:font-size="22pt" style:font-name-asian="Menlo-Regular1" style:font-size-asian="22pt" style:font-name-complex="Menlo-Regular1" style:font-size-complex="22pt"/>
    </style:style>
    <style:style style:name="T25" style:family="text">
      <style:text-properties fo:font-size="22pt" style:font-size-asian="22pt" style:font-size-complex="22pt"/>
    </style:style>
    <style:style style:name="T26" style:family="text">
      <style:text-properties fo:color="#00a0ff" style:font-name="Menlo-Regular1" fo:font-size="55pt" style:letter-kerning="true" style:font-name-asian="Menlo-Regular1" style:font-size-asian="55pt" style:font-name-complex="Menlo-Regular1" style:font-size-complex="55pt"/>
    </style:style>
    <style:style style:name="T27" style:family="text">
      <style:text-properties fo:color="#00a0ff" style:font-name="Menlo-Regular1" fo:font-size="55pt" style:font-name-asian="Menlo-Regular1" style:font-size-asian="55pt" style:font-name-complex="Menlo-Regular1" style:font-size-complex="55pt"/>
    </style:style>
    <style:style style:name="T28" style:family="text">
      <style:text-properties fo:color="#d31895" style:font-name="Menlo-Regular1" fo:font-size="55pt" style:font-name-asian="Menlo-Regular1" style:font-size-asian="55pt" style:font-name-complex="Menlo-Regular1" style:font-size-complex="5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text-style-name="P2" draw:layer="layout" svg:width="25.199cm" svg:height="4.337cm" svg:x="1.601cm" svg:y="7.679cm" presentation:class="title" presentation:user-transformed="true">
          <draw:text-box>
            <text:p text:style-name="P1"><text:span text:style-name="T1">Building libraries for iOS</text:span><text:span text:style-name="T1"><text:line-break/></text:span><text:span text:style-name="T1"> Going native</text:span></text:p>
          </draw:text-box>
        </draw:frame>
        <draw:frame presentation:style-name="pr1" draw:text-style-name="P3" draw:layer="layout" svg:width="25.199cm" svg:height="3.506cm" svg:x="1.426cm" svg:y="16.069cm" presentation:class="title" presentation:user-transformed="true">
          <draw:text-box>
            <text:p text:style-name="P1"><text:span text:style-name="T2">Alexander Dodatko</text:span><text:span text:style-name="T2"><text:line-break/></text:span><text:span text:style-name="T2">201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draw:frame draw:style-name="gr2" draw:text-style-name="P4" draw:layer="layout" svg:width="20cm" svg:height="20cm" svg:x="4.2cm" svg:y="0.5cm">
          <draw:image xlink:href="../images/link-to-pd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2" draw:text-style-name="P4" draw:layer="layout" svg:width="27.999cm" svg:height="14.943cm" svg:x="0.005cm" svg:y="3.07cm">
          <draw:image xlink:href="../images/diagrams/IMG_937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2" draw:text-style-name="P4" draw:layer="layout" svg:width="22.08cm" svg:height="20cm" svg:x="3.2cm" svg:y="0.4cm">
          <draw:image xlink:href="../images/program-structure/6a0120a85dcdae970b012877707a45970c-pi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draw:frame presentation:style-name="pr1" draw:layer="layout" svg:width="25.199cm" svg:height="3.506cm" svg:x="1.6cm" svg:y="8.294cm" presentation:class="title" presentation:user-transformed="true">
          <draw:text-box>
            <text:p>Code Reuse is Important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draw:frame draw:style-name="gr2" draw:text-style-name="P4" draw:layer="layout" svg:width="27.999cm" svg:height="17.498cm" svg:x="0.014cm" svg:y="1.792cm">
          <draw:image xlink:href="../images/evolution/30508-robot-futurama-evolution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draw:frame presentation:style-name="pr1" draw:layer="layout" svg:width="25.199cm" svg:height="3.506cm" svg:x="1.8cm" svg:y="8.8cm" presentation:class="title" presentation:user-transformed="true">
          <draw:text-box>
            <text:p>March 2008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2" draw:text-style-name="P4" draw:layer="layout" svg:width="26cm" svg:height="17.25cm" svg:x="0.872cm" svg:y="0.356cm">
          <draw:image xlink:href="../images/sdk-2008/apple-sdk-031.jpg" xlink:type="simple" xlink:show="embed" xlink:actuate="onLoad">
            <text:p/>
          </draw:image>
        </draw:frame>
        <draw:frame draw:style-name="gr3" draw:text-style-name="P3" draw:layer="layout" svg:width="11.8cm" svg:height="1.432cm" svg:x="15cm" svg:y="18.6cm">
          <draw:text-box>
            <text:p><text:span text:style-name="T2">http://engt.co/1pOLKH9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>
        <draw:frame presentation:style-name="pr1" draw:text-style-name="P2" draw:layer="layout" svg:width="25.199cm" svg:height="4.337cm" svg:x="1cm" svg:y="7.2cm" presentation:class="title" presentation:user-transformed="true">
          <draw:text-box>
            <text:p><text:span text:style-name="T1"><text:s/></text:span><text:span text:style-name="T1">The fastest code is the code that reaches the market fir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2" draw:text-style-name="P4" draw:layer="layout" svg:width="26.67cm" svg:height="20cm" svg:x="0.63cm" svg:y="0.8cm">
          <draw:image xlink:href="../images/program-structure/copy-past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9">
        <draw:frame presentation:style-name="pr1" draw:text-style-name="P5" draw:layer="layout" svg:width="25.199cm" svg:height="3.506cm" svg:x="1.001cm" svg:y="8.894cm" presentation:class="title" presentation:user-transformed="true">
          <draw:text-box>
            <text:p><text:span text:style-name="T3">Nobody Car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presentation:style-name="pr1" draw:layer="layout" svg:width="25.199cm" svg:height="3.506cm" svg:x="1.801cm" svg:y="8.8cm" presentation:class="title" presentation:user-transformed="true">
          <draw:text-box>
            <text:p>August 2011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2" draw:text-style-name="P4" draw:layer="layout" svg:width="20.6cm" svg:height="17cm" svg:x="0.5cm" svg:y="3.3cm">
          <draw:image xlink:href="../images/CocoaPods/Screen%20Shot%202014-03-02%20at%2017.10.07.png" xlink:type="simple" xlink:show="embed" xlink:actuate="onLoad">
            <text:p/>
          </draw:image>
        </draw:frame>
        <draw:frame draw:style-name="gr2" draw:text-style-name="P4" draw:layer="layout" svg:width="6.18cm" svg:height="5cm" svg:x="21.6cm" svg:y="0.2cm">
          <draw:image xlink:href="../images/CocoaPods/cocoapods-logo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presentation:style-name="pr1" draw:layer="layout" svg:width="25.199cm" svg:height="3.506cm" svg:x="1.601cm" svg:y="1.7cm" presentation:class="title" presentation:user-transformed="true">
          <draw:text-box>
            <text:p>pod install SomeAwesomeLibXYZ</text:p>
          </draw:text-box>
        </draw:frame>
        <draw:frame draw:style-name="gr2" draw:text-style-name="P4" draw:layer="layout" svg:width="20.8cm" svg:height="13cm" svg:x="3.5cm" svg:y="7cm">
          <draw:image xlink:href="../images/CocoaPods/pyro-land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frame presentation:style-name="pr1" draw:text-style-name="P5" draw:layer="layout" svg:width="25.199cm" svg:height="3.506cm" svg:x="1.002cm" svg:y="8.894cm" presentation:class="title" presentation:user-transformed="true">
          <draw:text-box>
            <text:p><text:span text:style-name="T3">Except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2" draw:text-style-name="P4" draw:layer="layout" svg:width="26.98cm" svg:height="18cm" svg:x="0.5cm" svg:y="1.4cm">
          <draw:image xlink:href="../images/librarian/librarian_002_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2" draw:text-style-name="P4" draw:layer="layout" svg:width="21.95cm" svg:height="20cm" svg:x="3cm" svg:y="0.4cm">
          <draw:image xlink:href="../images/librarian/DJI_Read_librarian_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draw:frame presentation:style-name="pr1" draw:text-style-name="P5" draw:layer="layout" svg:width="25.199cm" svg:height="3.506cm" svg:x="1.003cm" svg:y="8.894cm" presentation:class="title" presentation:user-transformed="true">
          <draw:text-box>
            <text:p><text:span text:style-name="T3">Typical Workflow</text:span></text:p>
          </draw:text-box>
        </draw:frame>
        <draw:frame draw:style-name="gr2" draw:text-style-name="P4" draw:layer="layout" svg:width="6.18cm" svg:height="5cm" svg:x="21.6cm" svg:y="0.2cm">
          <draw:image xlink:href="../images/CocoaPods/cocoapods-logo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2" draw:text-style-name="P4" draw:layer="layout" svg:width="27.999cm" svg:height="13.225cm" svg:x="0.105cm" svg:y="3.402cm">
          <draw:image xlink:href="../images/diagrams/IMG_937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2" draw:text-style-name="P4" draw:layer="layout" svg:width="27.999cm" svg:height="18.878cm" svg:x="0.105cm" svg:y="0.576cm">
          <draw:image xlink:href="../images/diagrams/IMG_937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draw:frame draw:style-name="gr2" draw:text-style-name="P4" draw:layer="layout" svg:width="15cm" svg:height="20cm" svg:x="6.43cm" svg:y="0.515cm">
          <draw:image xlink:href="../images/diagrams/IMG_937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draw:frame presentation:style-name="pr1" draw:text-style-name="P5" draw:layer="layout" svg:width="25.199cm" svg:height="3.506cm" svg:x="1.002cm" svg:y="8.894cm" presentation:class="title" presentation:user-transformed="true">
          <draw:text-box>
            <text:p><text:span text:style-name="T3">It is a Rare Case</text:span></text:p>
          </draw:text-box>
        </draw:frame>
        <draw:frame presentation:style-name="pr1" draw:text-style-name="P5" draw:layer="layout" svg:width="10.599cm" svg:height="3.506cm" svg:x="13.201cm" svg:y="12.294cm" presentation:class="title" presentation:user-transformed="true">
          <draw:text-box>
            <text:p><text:span text:style-name="T3">Isn't it 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draw:frame draw:style-name="gr2" draw:text-style-name="P4" draw:layer="layout" svg:width="21.604cm" svg:height="20.999cm" svg:x="3.303cm" svg:y="0.042cm">
          <draw:image xlink:href="../images/diagrams/IMG_938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draw:frame draw:style-name="gr2" draw:text-style-name="P4" draw:layer="layout" svg:width="19.968cm" svg:height="20.999cm" svg:x="4.121cm" svg:y="0.042cm">
          <draw:image xlink:href="../images/diagrams/IMG_938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draw:frame presentation:style-name="pr1" draw:text-style-name="P2" draw:layer="layout" svg:width="25.199cm" svg:height="3.506cm" svg:x="1.002cm" svg:y="7.616cm" presentation:class="title" presentation:user-transformed="true">
          <draw:text-box>
            <text:p><text:span text:style-name="T1">--no-integrate</text:span></text:p>
          </draw:text-box>
        </draw:frame>
        <draw:frame draw:style-name="gr2" draw:text-style-name="P4" draw:layer="layout" svg:width="6.18cm" svg:height="5cm" svg:x="21.6cm" svg:y="0.2cm">
          <draw:image xlink:href="../images/CocoaPods/cocoapods-logo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draw:frame draw:style-name="gr2" draw:text-style-name="P4" draw:layer="layout" svg:width="15cm" svg:height="20cm" svg:x="6.43cm" svg:y="0.515cm">
          <draw:image xlink:href="../images/diagrams/IMG_937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9">
        <draw:frame presentation:style-name="pr1" draw:layer="layout" svg:width="25.199cm" svg:height="3.506cm" svg:x="1.4cm" svg:y="0.837cm" presentation:class="title">
          <draw:text-box>
            <text:p>Modular Architecture Benefits</text:p>
          </draw:text-box>
        </draw:frame>
        <draw:frame presentation:style-name="pr1" draw:layer="layout" svg:width="25.199cm" svg:height="3.506cm" svg:x="1.601cm" svg:y="7.8cm" presentation:class="title" presentation:user-transformed="true">
          <draw:text-box>
            <text:p text:style-name="P7">Code Reuse</text:p>
          </draw:text-box>
        </draw:frame>
        <draw:frame presentation:style-name="pr1" draw:layer="layout" svg:width="25.199cm" svg:height="3.506cm" svg:x="1.5cm" svg:y="11.9cm" presentation:class="title" presentation:user-transformed="true">
          <draw:text-box>
            <text:p text:style-name="P7">Test Coverage</text:p>
          </draw:text-box>
        </draw:frame>
        <draw:frame presentation:style-name="pr1" draw:layer="layout" svg:width="25.199cm" svg:height="3.506cm" svg:x="1.6cm" svg:y="16cm" presentation:class="title" presentation:user-transformed="true">
          <draw:text-box>
            <text:p text:style-name="P7">Easier to Apply Changes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draw:frame draw:style-name="gr2" draw:text-style-name="P4" draw:layer="layout" svg:width="19.969cm" svg:height="20.999cm" svg:x="4.12cm" svg:y="-0.031cm">
          <draw:image xlink:href="../images/diagrams/IMG_9382-highlight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draw:frame draw:style-name="gr2" draw:text-style-name="P4" draw:layer="layout" svg:width="15cm" svg:height="20cm" svg:x="6.43cm" svg:y="0.515cm">
          <draw:image xlink:href="../images/diagrams/IMG_937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draw:frame presentation:style-name="pr1" draw:text-style-name="P2" draw:layer="layout" svg:width="25.199cm" svg:height="3.506cm" svg:x="1.001cm" svg:y="7.616cm" presentation:class="title" presentation:user-transformed="true">
          <draw:text-box>
            <text:p><text:span text:style-name="T1"><text:s/></text:span><text:span text:style-name="T1">Going Nativ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draw:frame draw:style-name="gr2" draw:text-style-name="P4" draw:layer="layout" svg:width="21.915cm" svg:height="20.999cm" svg:x="3.147cm" svg:y="0.016cm">
          <draw:image xlink:href="../images/diagrams/IMG_938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draw:frame draw:style-name="gr2" draw:text-style-name="P4" draw:layer="layout" svg:width="25.95cm" svg:height="19cm" svg:x="1cm" svg:y="1cm">
          <draw:image xlink:href="../images/sub-project/1-SubProject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draw:frame presentation:style-name="pr1" draw:text-style-name="P2" draw:layer="layout" svg:width="25.199cm" svg:height="3.506cm" svg:x="1.003cm" svg:y="7.616cm" presentation:class="title" presentation:user-transformed="true">
          <draw:text-box>
            <text:p><text:span text:style-name="T1">Not Just Library Targ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draw:frame draw:style-name="gr4" draw:text-style-name="P9" draw:layer="layout" svg:width="27.2cm" svg:height="2.805cm" svg:x="0.5cm" svg:y="5.585cm">
          <draw:text-box>
            <text:p text:style-name="P8"><text:span text:style-name="T4">#import </text:span><text:span text:style-name="T5">&lt;AFNetworking/AFNetworking.h&gt;</text:span></text:p>
          </draw:text-box>
        </draw:frame>
        <draw:frame draw:style-name="gr5" draw:text-style-name="P9" draw:layer="layout" svg:width="24.717cm" svg:height="2.14cm" svg:x="0.5cm" svg:y="13.7cm">
          <draw:text-box>
            <text:p text:style-name="P8"><text:span text:style-name="T4">#import </text:span><text:span text:style-name="T5">"AFHTTPRequestOperation.h"</text:span></text:p>
          </draw:text-box>
        </draw:frame>
        <draw:frame presentation:style-name="pr1" draw:text-style-name="P2" draw:layer="layout" svg:width="25.199cm" svg:height="3.506cm" svg:x="0.5cm" svg:y="8.994cm" presentation:class="title" presentation:user-transformed="true">
          <draw:text-box>
            <text:p><text:span text:style-name="T1">V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draw:frame draw:style-name="gr5" draw:text-style-name="P9" draw:layer="layout" svg:width="24.717cm" svg:height="2.14cm" svg:x="1.083cm" svg:y="1.4cm">
          <draw:text-box>
            <text:p text:style-name="P8"><text:span text:style-name="T4">#import </text:span><text:span text:style-name="T5">"AFHTTPRequestOperation.h"</text:span></text:p>
          </draw:text-box>
        </draw:frame>
        <draw:frame draw:style-name="gr2" draw:text-style-name="P4" draw:layer="layout" svg:width="27cm" svg:height="10.79cm" svg:x="0.5cm" svg:y="6.5cm">
          <draw:image xlink:href="../images/sub-project/3-user-search-path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>
        <draw:frame draw:style-name="gr5" draw:text-style-name="P9" draw:layer="layout" svg:width="26.537cm" svg:height="2.14cm" svg:x="0.6cm" svg:y="1.86cm">
          <draw:text-box>
            <text:p text:style-name="P8"><text:span text:style-name="T4">#import </text:span><text:span text:style-name="T5">&lt;AFNetworking/AFNetworking.h&gt;</text:span></text:p>
          </draw:text-box>
        </draw:frame>
        <draw:frame draw:style-name="gr2" draw:text-style-name="P4" draw:layer="layout" svg:width="27cm" svg:height="10.71cm" svg:x="0.465cm" svg:y="6.819cm">
          <draw:image xlink:href="../images/sub-project/2-header-search-path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>
        <draw:frame presentation:style-name="pr1" draw:text-style-name="P2" draw:layer="layout" svg:width="25.199cm" svg:height="3.506cm" svg:x="1.004cm" svg:y="7.616cm" presentation:class="title" presentation:user-transformed="true">
          <draw:text-box>
            <text:p><text:span text:style-name="T1">Static Framework for iO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>
        <draw:frame draw:style-name="gr2" draw:text-style-name="P4" xml:id="id1" draw:id="id1" draw:layer="layout" svg:width="15cm" svg:height="6.8cm" svg:x="0.4cm" svg:y="0.4cm">
          <draw:image xlink:href="../images/framework/1-Header-and-Binary.png" xlink:type="simple" xlink:show="embed" xlink:actuate="onLoad">
            <text:p/>
          </draw:image>
        </draw:frame>
        <draw:frame draw:style-name="gr2" draw:text-style-name="P4" xml:id="id2" draw:id="id2" draw:layer="layout" svg:width="15cm" svg:height="9.11cm" svg:x="12.4cm" svg:y="11.49cm">
          <draw:image xlink:href="../images/framework/2-Framework.png" xlink:type="simple" xlink:show="embed" xlink:actuate="onLoad">
            <text:p/>
          </draw:image>
        </draw:frame>
        <draw:connector draw:style-name="gr6" draw:text-style-name="P4" draw:layer="layout" svg:x1="7.9cm" svg:y1="7.2cm" svg:x2="19.9cm" svg:y2="11.49cm" draw:start-shape="id1" draw:end-shape="id2" svg:d="m7900 7200v2145h12000v2145" svg:viewBox="0 0 12001 4291">
          <text:p/>
        </draw:connector>
        <draw:line draw:style-name="gr7" draw:text-style-name="P4" draw:layer="layout" svg:x1="19.9cm" svg:y1="9.4cm" svg:x2="19.9cm" svg:y2="11.49cm">
          <text:p/>
        </draw:lin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>
        <draw:frame presentation:style-name="pr1" draw:text-style-name="P2" draw:layer="layout" svg:width="25.199cm" svg:height="3.506cm" svg:x="1.006cm" svg:y="7.617cm" presentation:class="title" presentation:user-transformed="true">
          <draw:text-box>
            <text:p><text:span text:style-name="T1">Drag &amp; Dro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>
        <draw:frame presentation:style-name="pr1" draw:text-style-name="P2" draw:layer="layout" svg:width="25.199cm" svg:height="4.337cm" svg:x="1.005cm" svg:y="7.201cm" presentation:class="title" presentation:user-transformed="true">
          <draw:text-box>
            <text:p><text:span text:style-name="T1">Framework Search Path</text:span><text:span text:style-name="T1"><text:line-break/></text:span><text:span text:style-name="T1">is updated by Xco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>
        <draw:frame draw:style-name="gr8" draw:text-style-name="P3" draw:layer="layout" svg:width="26.811cm" svg:height="20.569cm" svg:x="0.189cm" svg:y="0.431cm">
          <draw:text-box>
            <text:p><text:span text:style-name="T2">&lt;plist version="1.0"&gt;</text:span></text:p>
            <text:p><text:span text:style-name="T2">&lt;dict&gt;</text:span></text:p>
            <text:p><text:span text:style-name="T2"><text:tab/></text:span><text:span text:style-name="T2">&lt;key&gt;CFBundleDevelopmentRegion&lt;/key&gt;</text:span></text:p>
            <text:p><text:span text:style-name="T2"><text:tab/></text:span><text:span text:style-name="T2">&lt;string&gt;English&lt;/string&gt;</text:span></text:p>
            <text:p text:style-name="P8"><text:span text:style-name="T2"><text:tab/></text:span><text:span text:style-name="T2">&lt;key&gt;</text:span><text:span text:style-name="T6">CFBundleIdentifier</text:span><text:span text:style-name="T2">&lt;/key&gt;</text:span></text:p>
            <text:p text:style-name="P8"><text:span text:style-name="T2"><text:tab/></text:span><text:span text:style-name="T2">&lt;string&gt;</text:span><text:span text:style-name="T6">org.ocmock</text:span><text:span text:style-name="T2">&lt;/string&gt;</text:span></text:p>
            <text:p><text:span text:style-name="T2"><text:tab/></text:span><text:span text:style-name="T2">&lt;key&gt;CFBundleInfoDictionaryVersion&lt;/key&gt;</text:span></text:p>
            <text:p><text:span text:style-name="T2"><text:tab/></text:span><text:span text:style-name="T2">&lt;string&gt;6.0&lt;/string&gt;</text:span></text:p>
            <text:p text:style-name="P8"><text:span text:style-name="T2"><text:tab/></text:span><text:span text:style-name="T2">&lt;key&gt;</text:span><text:span text:style-name="T7">CFBundlePackageType</text:span><text:span text:style-name="T2">&lt;/key&gt;</text:span></text:p>
            <text:p text:style-name="P8"><text:span text:style-name="T2"><text:tab/></text:span><text:span text:style-name="T2">&lt;string&gt;</text:span><text:span text:style-name="T7">FMWK</text:span><text:span text:style-name="T2">&lt;/string&gt;</text:span></text:p>
            <text:p><text:span text:style-name="T2"><text:tab/></text:span><text:span text:style-name="T2">&lt;key&gt;CFBundleSignature&lt;/key&gt;</text:span></text:p>
            <text:p><text:span text:style-name="T2"><text:tab/></text:span><text:span text:style-name="T2">&lt;string&gt;????&lt;/string&gt;</text:span></text:p>
            <text:p text:style-name="P8"><text:span text:style-name="T2"><text:tab/></text:span><text:span text:style-name="T2">&lt;key&gt;</text:span><text:span text:style-name="T6">CFBundleVersion</text:span><text:span text:style-name="T2">&lt;/key&gt;</text:span></text:p>
            <text:p text:style-name="P8"><text:span text:style-name="T2"><text:tab/></text:span><text:span text:style-name="T2">&lt;string&gt;</text:span><text:span text:style-name="T6">2.2.3</text:span><text:span text:style-name="T2">&lt;/string&gt;</text:span></text:p>
            <text:p><text:span text:style-name="T2">&lt;/dict&gt;</text:span></text:p>
            <text:p><text:span text:style-name="T2">&lt;/plist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>
        <draw:frame presentation:style-name="pr1" draw:text-style-name="P2" draw:layer="layout" svg:width="25.199cm" svg:height="3.506cm" svg:x="1.007cm" svg:y="7.617cm" presentation:class="title" presentation:user-transformed="true">
          <draw:text-box>
            <text:p><text:span text:style-name="T1">One More Th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>
        <draw:frame draw:style-name="gr9" draw:text-style-name="P10" draw:layer="layout" svg:width="27cm" svg:height="20.217cm" svg:x="0.4cm" svg:y="0.183cm">
          <draw:text-box>
            <text:p text:style-name="P8"><text:span text:style-name="T8">// Pure C headers ho here</text:span></text:p>
            <text:p text:style-name="P8"><text:span text:style-name="T9">#include </text:span><text:span text:style-name="T10">&lt;math.h&gt;</text:span></text:p>
            <text:p text:style-name="P8"><text:span text:style-name="T11"/></text:p>
            <text:p text:style-name="P8"><text:span text:style-name="T9">#ifdef __cplusplus</text:span></text:p>
            <text:p text:style-name="P8"><text:span text:style-name="T11"><text:s text:c="4"/></text:span><text:span text:style-name="T8">// Pure C++ headers ho here</text:span></text:p>
            <text:p text:style-name="P8"><text:span text:style-name="T9"><text:s text:c="4"/></text:span><text:span text:style-name="T9">#include </text:span><text:span text:style-name="T10">&lt;vector&gt;</text:span></text:p>
            <text:p text:style-name="P8"><text:span text:style-name="T9">#endif</text:span></text:p>
            <text:p text:style-name="P8"><text:span text:style-name="T11"/></text:p>
            <text:p text:style-name="P8"><text:span text:style-name="T9">#ifdef __OBJC__</text:span></text:p>
            <text:p text:style-name="P8"><text:span text:style-name="T9"><text:s text:c="4"/></text:span><text:span text:style-name="T8">// Objective-C headers ho here</text:span></text:p>
            <text:p text:style-name="P8"><text:span text:style-name="T9"><text:s text:c="4"/></text:span><text:span text:style-name="T9">#import </text:span><text:span text:style-name="T10">&lt;Foundation/Foundation.h&gt;</text:span></text:p>
            <text:p text:style-name="P8"><text:span text:style-name="T11"/></text:p>
            <text:p text:style-name="P8"><text:span text:style-name="T9"><text:s text:c="4"/></text:span><text:span text:style-name="T9">#ifdef __cplusplus</text:span></text:p>
            <text:p text:style-name="P8"><text:span text:style-name="T9"><text:s text:c="8"/></text:span><text:span text:style-name="T9">#import </text:span><text:span text:style-name="T10">"MyObjectiveCppClass.h"</text:span></text:p>
            <text:p text:style-name="P8"><text:span text:style-name="T9"><text:s text:c="4"/></text:span><text:span text:style-name="T9">#endif</text:span></text:p>
            <text:p text:style-name="P8"><text:span text:style-name="T9">#endi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>
        <draw:frame presentation:style-name="pr1" draw:text-style-name="P2" draw:layer="layout" svg:width="25.199cm" svg:height="3.506cm" svg:x="1.008cm" svg:y="7.617cm" presentation:class="title" presentation:user-transformed="true">
          <draw:text-box>
            <text:p><text:span text:style-name="T1">But I do not Need C++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9">
        <draw:frame draw:style-name="gr10" draw:text-style-name="P11" draw:layer="layout" svg:width="25.415cm" svg:height="4.505cm" svg:x="1cm" svg:y="9.8cm">
          <draw:text-box>
            <text:p text:style-name="P8"><text:span text:style-name="T12">NSDictionary</text:span><text:span text:style-name="T13">* errorMessages;</text:span></text:p>
            <text:p><text:span text:style-name="T12">NSLog</text:span><text:span text:style-name="T13">( </text:span><text:span text:style-name="T14">@"%@"</text:span><text:span text:style-name="T13">, errorMessages[ </text:span><text:span text:style-name="T15">@(</text:span><text:span text:style-name="T13"> errorCode </text:span><text:span text:style-name="T15">)</text:span><text:span text:style-name="T13"> ] <text:s/>);</text:span></text:p>
            <text:p text:style-name="P8"><text:span text:style-name="T13"/></text:p>
          </draw:text-box>
        </draw:frame>
        <draw:frame presentation:style-name="pr1" draw:layer="layout" svg:width="25.199cm" svg:height="3.506cm" svg:x="1.4cm" svg:y="0.837cm" presentation:class="title">
          <draw:text-box>
            <text:p>Print Message for Low Level Error 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9">
        <draw:frame draw:style-name="gr10" draw:text-style-name="P11" draw:layer="layout" svg:width="25.415cm" svg:height="4.505cm" svg:x="1.385cm" svg:y="8.295cm">
          <draw:text-box>
            <text:p text:style-name="P8"><text:span text:style-name="T12">std</text:span><text:span text:style-name="T13">::</text:span><text:span text:style-name="T12">map</text:span><text:span text:style-name="T13">&lt; </text:span><text:span text:style-name="T12">NSInteger</text:span><text:span text:style-name="T13">, </text:span><text:span text:style-name="T12">NSString</text:span><text:span text:style-name="T13">* &gt; errorMessages;</text:span></text:p>
            <text:p><text:span text:style-name="T12">NSLog</text:span><text:span text:style-name="T13">( </text:span><text:span text:style-name="T14">@"%@"</text:span><text:span text:style-name="T13">, errorMessages[ errorCode ] );</text:span></text:p>
            <text:p text:style-name="P8"><text:span text:style-name="T13"/></text:p>
          </draw:text-box>
        </draw:frame>
        <draw:frame presentation:style-name="pr1" draw:layer="layout" svg:width="25.199cm" svg:height="3.506cm" svg:x="1.4cm" svg:y="0.837cm" presentation:class="title">
          <draw:text-box>
            <text:p>C++ <text:s text:c="3"/>===&gt; <text:s text:c="3"/>No Boxing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>
        <draw:frame presentation:style-name="pr1" draw:text-style-name="P2" draw:layer="layout" svg:width="25.199cm" svg:height="3.506cm" svg:x="1.009cm" svg:y="7.617cm" presentation:class="title" presentation:user-transformed="true">
          <draw:text-box>
            <text:p><text:span text:style-name="T1">Scoped Guar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>
        <draw:frame draw:style-name="gr8" draw:text-style-name="P11" draw:layer="layout" svg:width="27.2cm" svg:height="20.4cm" svg:x="0.4cm" svg:y="0.2cm">
          <draw:text-box>
            <text:p text:style-name="P8"><text:span text:style-name="T16">void</text:span><text:span text:style-name="T17"> bad(</text:span><text:span text:style-name="T16">const</text:span><text:span text:style-name="T17"> </text:span><text:span text:style-name="T16">char</text:span><text:span text:style-name="T17">* p)</text:span></text:p>
            <text:p text:style-name="P8"><text:span text:style-name="T17">{</text:span></text:p>
            <text:p text:style-name="P8"><text:span text:style-name="T17"><text:s text:c="4"/></text:span><text:span text:style-name="T18">FILE</text:span><text:span text:style-name="T17">* fh = </text:span><text:span text:style-name="T18">fopen</text:span><text:span text:style-name="T17">(p,</text:span><text:span text:style-name="T7">"r"</text:span><text:span text:style-name="T17">); </text:span><text:span text:style-name="T19">// acquire</text:span></text:p>
            <text:p text:style-name="P8"><text:span text:style-name="T17"><text:s text:c="4"/></text:span></text:p>
            <text:p text:style-name="P8"><text:span text:style-name="T17"><text:s text:c="4"/></text:span></text:p>
            <text:p text:style-name="P8"><text:span text:style-name="T17"><text:s text:c="4"/></text:span><text:span text:style-name="T19">// use f</text:span></text:p>
            <text:p text:style-name="P8"><text:span text:style-name="T17"><text:s text:c="4"/></text:span><text:span text:style-name="T16">if</text:span><text:span text:style-name="T17"> ( someCondition )</text:span></text:p>
            <text:p text:style-name="P8"><text:span text:style-name="T17"><text:s text:c="4"/></text:span><text:span text:style-name="T17">{</text:span></text:p>
            <text:p text:style-name="P8"><text:span text:style-name="T17"><text:s text:c="8"/></text:span><text:span text:style-name="T19">// Oops! File handle leaks</text:span></text:p>
            <text:p text:style-name="P8"><text:span text:style-name="T17"><text:s text:c="8"/></text:span><text:span text:style-name="T16">return</text:span><text:span text:style-name="T17">;</text:span></text:p>
            <text:p text:style-name="P8"><text:span text:style-name="T17"><text:s text:c="4"/></text:span><text:span text:style-name="T17">}</text:span></text:p>
            <text:p text:style-name="P8"><text:span text:style-name="T17"/></text:p>
            <text:p text:style-name="P8"><text:span text:style-name="T17"><text:s text:c="4"/></text:span><text:span text:style-name="T18">fclose</text:span><text:span text:style-name="T17">( fh ); </text:span><text:span text:style-name="T19">// release</text:span></text:p>
            <text:p text:style-name="P8"><text:span text:style-name="T17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>
        <draw:frame draw:style-name="gr11" draw:text-style-name="P12" draw:layer="layout" svg:width="27.6cm" svg:height="20.8cm" svg:x="0.2cm" svg:y="0cm">
          <draw:text-box>
            <text:p text:style-name="P8"><text:span text:style-name="T20">void</text:span><text:span text:style-name="T21"> good(</text:span><text:span text:style-name="T20">const</text:span><text:span text:style-name="T21"> </text:span><text:span text:style-name="T20">char</text:span><text:span text:style-name="T21">* p)</text:span></text:p>
            <text:p text:style-name="P8"><text:span text:style-name="T21">{</text:span></text:p>
            <text:p text:style-name="P8"><text:span text:style-name="T21"><text:s text:c="4"/></text:span><text:span text:style-name="T22">FILE</text:span><text:span text:style-name="T21">* fh = </text:span><text:span text:style-name="T22">fopen</text:span><text:span text:style-name="T21">(p,</text:span><text:span text:style-name="T23">"r"</text:span><text:span text:style-name="T21">); </text:span><text:span text:style-name="T24">// acquire</text:span></text:p>
            <text:p text:style-name="P8"><text:span text:style-name="T21"><text:s text:c="4"/></text:span></text:p>
            <text:p text:style-name="P8"><text:span text:style-name="T21"><text:s text:c="4"/></text:span><text:span text:style-name="T24">// the block to perform cleanup actions</text:span></text:p>
            <text:p text:style-name="P8"><text:span text:style-name="T21"><text:s text:c="4"/></text:span><text:span text:style-name="T21">GuardCallbackBlock releaseBlock_ = ^</text:span><text:span text:style-name="T20">void</text:span><text:span text:style-name="T21">( </text:span><text:span text:style-name="T20">void</text:span><text:span text:style-name="T21"> )</text:span></text:p>
            <text:p text:style-name="P8"><text:span text:style-name="T21"><text:s text:c="4"/></text:span><text:span text:style-name="T21">{</text:span></text:p>
            <text:p text:style-name="P8"><text:span text:style-name="T21"><text:s text:c="8"/></text:span><text:span text:style-name="T21">fclose( fh );</text:span></text:p>
            <text:p text:style-name="P8"><text:span text:style-name="T21"><text:s text:c="4"/></text:span><text:span text:style-name="T21">};</text:span></text:p>
            <text:p text:style-name="P8"><text:span text:style-name="T21"><text:s text:c="4"/></text:span></text:p>
            <text:p text:style-name="P8"><text:span text:style-name="T21"><text:s text:c="4"/></text:span><text:span text:style-name="T24">// creating a guard</text:span></text:p>
            <text:p text:style-name="P8"><text:span text:style-name="T21"><text:s text:c="4"/></text:span><text:span text:style-name="T21">ObjcScopedGuard guard( releaseBlock_ );</text:span></text:p>
            <text:p text:style-name="P8"><text:span text:style-name="T25"><text:s text:c="4"/></text:span></text:p>
            <text:p text:style-name="P8"><text:span text:style-name="T21"><text:s text:c="4"/></text:span><text:span text:style-name="T20">if</text:span><text:span text:style-name="T21"> ( someCondition )</text:span></text:p>
            <text:p text:style-name="P8"><text:span text:style-name="T21"><text:s text:c="4"/></text:span><text:span text:style-name="T21">{</text:span></text:p>
            <text:p text:style-name="P8"><text:span text:style-name="T21"><text:s text:c="8"/></text:span><text:span text:style-name="T24">// Now the scoped guard will release the resource</text:span></text:p>
            <text:p text:style-name="P8"><text:span text:style-name="T21"><text:s text:c="8"/></text:span><text:span text:style-name="T20">return</text:span><text:span text:style-name="T21">;</text:span></text:p>
            <text:p text:style-name="P8"><text:span text:style-name="T21"><text:s text:c="4"/></text:span><text:span text:style-name="T21">}</text:span></text:p>
            <text:p text:style-name="P8"><text:span text:style-name="T2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>
        <draw:frame presentation:style-name="pr1" draw:text-style-name="P2" draw:layer="layout" svg:width="25.199cm" svg:height="4.337cm" svg:x="1.01cm" svg:y="7.202cm" presentation:class="title" presentation:user-transformed="true">
          <draw:text-box>
            <text:p><text:span text:style-name="T1">Exception-Safe Resource</text:span><text:span text:style-name="T1"><text:line-break/></text:span><text:span text:style-name="T1">Dealloc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>
        <draw:frame presentation:style-name="pr4" draw:text-style-name="P2" draw:layer="layout" svg:width="22.498cm" svg:height="4.338cm" svg:x="2.6cm" svg:y="2.862cm">
          <draw:text-box>
            <text:p text:style-name="P8"><text:span text:style-name="T26">malloc()</text:span></text:p>
          </draw:text-box>
        </draw:frame>
        <draw:frame presentation:style-name="pr4" draw:text-style-name="P2" draw:layer="layout" svg:width="27cm" svg:height="4.338cm" svg:x="0.6cm" svg:y="13cm">
          <draw:text-box>
            <text:p text:style-name="P8"><text:span text:style-name="T1">std::</text:span><text:span text:style-name="T27">vector</text:span><text:span text:style-name="T1">&lt;</text:span><text:span text:style-name="T28">unsigned char</text:span><text:span text:style-name="T1">&gt;</text:span></text:p>
          </draw:text-box>
        </draw:frame>
        <draw:line draw:style-name="gr7" draw:text-style-name="P4" draw:layer="layout" svg:x1="13.6cm" svg:y1="6cm" svg:x2="8.6cm" svg:y2="14.2cm">
          <text:p/>
        </draw:lin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>
        <draw:frame presentation:style-name="pr1" draw:text-style-name="P2" draw:layer="layout" svg:width="25.199cm" svg:height="3.506cm" svg:x="1.011cm" svg:y="7.618cm" presentation:class="title" presentation:user-transformed="true">
          <draw:text-box>
            <text:p><text:span text:style-name="T1">Native Rulezzz</text:span></text:p>
          </draw:text-box>
        </draw:frame>
        <draw:frame presentation:style-name="pr5" draw:text-style-name="P1" draw:layer="layout" svg:width="9.502cm" svg:height="1.183cm" svg:x="17.102cm" svg:y="16.8cm">
          <draw:text-box>
            <text:p text:style-name="P1"><text:span text:style-name="T2">Alexander Dodatko</text:span></text:p>
          </draw:text-box>
        </draw:frame>
        <draw:frame presentation:style-name="pr5" draw:text-style-name="P1" draw:layer="layout" svg:width="9.502cm" svg:height="1.183cm" svg:x="17cm" svg:y="18.6cm">
          <draw:text-box>
            <text:p text:style-name="P1"><text:span text:style-name="T2">@dodikk8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enlo-Regular1" svg:font-family="Menlo-Regular"/>
    <style:font-face style:name="Arial1" svg:font-family="Arial" style:font-pitch="variable"/>
    <style:font-face style:name="Arial Unicode MS1" svg:font-family="'Arial Unicode MS'" style:font-pitch="variable"/>
    <style:font-face style:name="Menlo-Regular" svg:font-family="Menlo-Regular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2T14:52:10.580501000</meta:creation-date>
    <dc:date>2014-03-13T00:38:13.628611000</dc:date>
    <meta:editing-duration>PT7H1M42S</meta:editing-duration>
    <meta:editing-cycles>121</meta:editing-cycles>
    <meta:generator>LibreOffice/4.1.1.2$MacOSX_x86 LibreOffice_project/7e4286b58adc75a14f6d83f53a03b6c11fa2903</meta:generator>
    <meta:document-statistic meta:object-count="200"/>
  </office:meta>
</office:document-meta>
</file>